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2000632F0000382B00001DED48A03819BF07B402.svm" manifest:media-type=""/>
  <manifest:file-entry manifest:full-path="Pictures/2000000400003E81000023295FE6664232D02B2A.svm" manifest:media-type="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74cm" svg:height="6.604cm" svg:x="4.405cm" svg:y="2.226cm">
          <draw:image xlink:href="Pictures/2000000400003E81000023295FE6664232D02B2A.svm" xlink:type="simple" xlink:show="embed" xlink:actuate="onLoad">
            <text:p/>
          </draw:image>
        </draw:frame>
        <draw:frame draw:style-name="gr1" draw:text-style-name="P1" draw:layer="layout" svg:width="14.378cm" svg:height="7.66cm" svg:x="3.08cm" svg:y="3.844cm">
          <draw:image xlink:href="Pictures/2000632F0000382B00001DED48A03819BF07B402.svm" xlink:type="simple" xlink:show="embed" xlink:actuate="onLoad">
            <text:p/>
          </draw:image>
        </draw:frame>
        <draw:frame draw:style-name="gr2" draw:text-style-name="P1" draw:layer="layout" svg:width="15.997cm" svg:height="9.005cm" svg:x="2.27cm" svg:y="3.17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3T22:51:55.409412821</meta:creation-date>
    <dc:date>2017-07-23T22:54:24.994021226</dc:date>
    <meta:editing-duration>PT2M29S</meta:editing-duration>
    <meta:editing-cycles>1</meta:editing-cycles>
    <meta:document-statistic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scatter" chart:style-name="ch1">
        <chart:plot-area chart:style-name="ch2" chart:data-source-has-labels="both" svg:x="1.33cm" svg:y="0.18cm" svg:width="14.349cm" svg:height="7.665cm">
          <chartooo:coordinate-region svg:x="2.322cm" svg:y="0.379cm" svg:width="12.985cm" svg:height="6.819cm"/>
          <chart:axis chart:dimension="x" chart:name="primary-x" chart:style-name="ch3" chartooo:axis-type="auto">
            <chart:title svg:x="7.574cm" svg:y="8.025cm" chart:style-name="ch4">
              <text:p>Mined block</text:p>
            </chart:title>
            <chart:categories table:cell-range-address="local-table.$A$2:.$A$3356"/>
          </chart:axis>
          <chart:axis chart:dimension="y" chart:name="primary-y" chart:style-name="ch3">
            <chart:title svg:x="0.45cm" svg:y="5.923cm" chart:style-name="ch5">
              <text:p>Seconds since previous block</text:p>
            </chart:title>
            <chart:grid chart:style-name="ch6" chart:class="major"/>
          </chart:axis>
          <chart:series chart:style-name="ch7" chart:values-cell-range-address="local-table.$B$2:.$B$3356" chart:label-cell-address="local-table.$B$1" chart:class="chart:scatter">
            <chart:data-point chart:repeated="33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35">
                <text:p>33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